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ff66" draw:textarea-horizontal-align="justify" draw:textarea-vertical-align="middle" draw:auto-grow-height="false" fo:min-height="1.094cm" fo:min-width="1.26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5cm" svg:height="1.9cm" svg:x="8.3cm" svg:y="4.8cm">
          <text:p text:style-name="P1">Modifi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cm" svg:height="1.9cm" svg:x="9.9cm" svg:y="7.1cm">
          <text:p text:style-name="P1">Teste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3" draw:id="id3" draw:layer="layout" svg:width="2.5cm" svg:height="1.9cm" svg:x="6.3cm" svg:y="7.2cm">
          <text:p text:style-name="P1">Vali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8cm" svg:y1="5.75cm" svg:x2="12.4cm" svg:y2="8.05cm" draw:start-shape="id1" draw:start-glue-point="10" draw:end-shape="id2" draw:end-glue-point="10" svg:d="M10800 5750c3151 0 2351 2300 1600 2300" svg:viewBox="0 0 2280 2301">
          <text:p/>
        </draw:connector>
        <draw:connector draw:style-name="gr2" draw:text-style-name="P3" draw:layer="layout" draw:type="curve" svg:x1="11.15cm" svg:y1="9cm" svg:x2="7.55cm" svg:y2="9.1cm" draw:start-shape="id2" draw:start-glue-point="8" draw:end-shape="id3" draw:end-glue-point="8" svg:d="M11150 9000c0 901-3600 851-3600 100" svg:viewBox="0 0 3601 671">
          <text:p/>
        </draw:connector>
        <draw:connector draw:style-name="gr2" draw:text-style-name="P3" draw:layer="layout" draw:type="curve" svg:x1="6.3cm" svg:y1="8.15cm" svg:x2="8.3cm" svg:y2="5.75cm" draw:start-shape="id3" draw:start-glue-point="6" draw:end-shape="id1" draw:end-glue-point="6" svg:d="M6300 8150c-751 0-1751-2400 2000-2400" svg:viewBox="0 0 2711 2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19:22:43.907000000</meta:creation-date>
    <dc:date>2019-09-07T19:26:28.290000000</dc:date>
    <meta:editing-duration>PT3M47S</meta:editing-duration>
    <meta:editing-cycles>1</meta:editing-cycles>
    <meta:document-statistic meta:object-count="6"/>
    <meta:generator>LibreOffice/6.1.6.3$Windows_X86_64 LibreOffice_project/5896ab1714085361c45cf540f76f60673dd96a72</meta:generator>
  </office:meta>
</office:document-meta>
</file>